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" style:family="table">
      <style:table-properties style:width="16.806cm" fo:margin-left="0cm" table:align="left"/>
    </style:style>
    <style:style style:name="Tableau2.A" style:family="table-column">
      <style:table-column-properties style:column-width="16.806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3" style:family="table">
      <style:table-properties style:width="16.806cm" fo:margin-left="0cm" table:align="left"/>
    </style:style>
    <style:style style:name="Tableau3.A" style:family="table-column">
      <style:table-column-properties style:column-width="16.80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4" style:family="table">
      <style:table-properties style:width="16.806cm" fo:margin-left="0cm" table:align="left"/>
    </style:style>
    <style:style style:name="Tableau4.A" style:family="table-column">
      <style:table-column-properties style:column-width="16.806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 fo:font-weight="bold" style:font-weight-asian="bold" style:font-weight-complex="bold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bbe01"/>
    </style:style>
    <style:style style:name="T3" style:family="text">
      <style:text-properties fo:color="#000000" officeooo:rsid="000e4e91"/>
    </style:style>
    <style:style style:name="T4" style:family="text">
      <style:text-properties fo:color="#000000" officeooo:rsid="000fd56d"/>
    </style:style>
    <style:style style:name="T5" style:family="text">
      <style:text-properties fo:color="#000000" officeooo:rsid="0014a9e2"/>
    </style:style>
    <style:style style:name="T6" style:family="text">
      <style:text-properties officeooo:rsid="000f3b8e"/>
    </style:style>
    <style:style style:name="T7" style:family="text">
      <style:text-properties officeooo:rsid="000fd56d"/>
    </style:style>
    <style:style style:name="T8" style:family="text">
      <style:text-properties officeooo:rsid="0014a9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span text:style-name="Police_20_par_20_défaut"><text:span text:style-name="T1">Numéro : cas </text:span></text:span><text:span text:style-name="Police_20_par_20_défaut"><text:span text:style-name="T2">F-</text:span></text:span><text:span text:style-name="Police_20_par_20_défaut"><text:span text:style-name="T3">I</text:span></text:span><text:span text:style-name="Police_20_par_20_défaut"><text:span text:style-name="T2">-</text:span></text:span><text:span text:style-name="Police_20_par_20_défaut"><text:span text:style-name="T5">6</text:span></text:span></text:p>
                </table:table-cell>
              </table:table-row>
              <table:table-row>
                <table:table-cell table:style-name="Tableau2.A2" office:value-type="string">
                  <text:p text:style-name="P2">Nom : <text:span text:style-name="T8">poser une question</text:span></text:p>
                </table:table-cell>
              </table:table-row>
              <table:table-row>
                <table:table-cell table:style-name="Tableau2.A2" office:value-type="string">
                  <text:p text:style-name="P2">Acteur : Visiteur (membre inscrit)</text:p>
                </table:table-cell>
              </table:table-row>
              <table:table-row>
                <table:table-cell table:style-name="Tableau2.A2" office:value-type="string">
                  <text:p text:style-name="P2">Description succincte : <text:span text:style-name="T8">Poser une question sur la FAQ</text:span></text:p>
                </table:table-cell>
              </table:table-row>
              <table:table-row>
                <table:table-cell table:style-name="Tableau2.A2" office:value-type="string">
                  <text:p text:style-name="P2">Auteur : <text:span text:style-name="T6">Christine Zedday </text:span></text:p>
                </table:table-cell>
              </table:table-row>
              <table:table-row>
                <table:table-cell table:style-name="Tableau2.A2" office:value-type="string">
                  <text:p text:style-name="P2">Date : <text:span text:style-name="T6">10</text:span>/11/2019</text:p>
                </table:table-cell>
              </table:table-row>
              <table:table-row>
                <table:table-cell table:style-name="Tableau2.A2" office:value-type="string">
                  <text:p text:style-name="P2">Préconditions : Etre membre de l’association et être connecté</text:p>
                </table:table-cell>
              </table:table-row>
              <table:table-row>
                <table:table-cell table:style-name="Tableau2.A2" office:value-type="string">
                  <text:p text:style-name="P2">Démarrage : <text:span text:style-name="T8">page des questions, option « poser une question »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2">Scénario nominal :</text:p>
                  <text:p text:style-name="P2">1. Le système affiche <text:span text:style-name="T8">la liste des questions</text:span></text:p>
                  <text:p text:style-name="P2">2. Le visiteur clique sur l’<text:span text:style-name="T8">option « poser une nouvelle question »</text:span></text:p>
                  <text:p text:style-name="P2">3. Le système affiche une zone de texte</text:p>
                  <text:p text:style-name="P2">4. Le visiteur saisi<text:span text:style-name="T6">t</text:span> s<text:span text:style-name="T8">a question</text:span></text:p>
                  <text:p text:style-name="P2">5. Le visiteur « poste » <text:span text:style-name="T6">sa question</text:span></text:p>
                  <text:p text:style-name="P2">6. Le système vérifie que le contenu ne porte pas atteinte à la sécurité du site </text:p>
                  <text:p text:style-name="P2">7. L<text:span text:style-name="T8">a question </text:span>s’affiche instantanément dans la liste des <text:span text:style-name="T8">questions</text:span></text:p>
                  <text:p text:style-name="P2">8. Le visiteur retourne à la liste des <text:span text:style-name="T8">question</text:span>s → ou quitte la partie du site ou le site</text:p>
                </table:table-cell>
              </table:table-row>
              <table:table-row>
                <table:table-cell table:style-name="Tableau3.A2" office:value-type="string">
                  <text:p text:style-name="P2">Scénarios alternatifs :</text:p>
                  <text:p text:style-name="P2">4a. Le visiteur annule sa saisie de <text:span text:style-name="T8">question</text:span>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Scénarios d’exception : </text:p>
                  <text:p text:style-name="P2"/>
                </table:table-cell>
              </table:table-row>
              <table:table-row>
                <table:table-cell table:style-name="Tableau3.A2" office:value-type="string">
                  <text:p text:style-name="P2">Fin : Le visiteur ferme la page ou poursuit sa navigation dans une autre partie du site.</text:p>
                </table:table-cell>
              </table:table-row>
              <table:table-row>
                <table:table-cell table:style-name="Tableau3.A2" office:value-type="string">
                  <text:p text:style-name="P2">Post conditions : <text:span text:style-name="T7">La question </text:span>sera regardé<text:span text:style-name="T8">e</text:span> a posteriori par le modérateu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3">C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Ergonomie : </text:p>
                </table:table-cell>
              </table:table-row>
              <table:table-row>
                <table:table-cell table:style-name="Tableau4.A2" office:value-type="string">
                  <text:p text:style-name="P2">Performance attendue : Chargement en moins d’une seconde sur tout support</text:p>
                </table:table-cell>
              </table:table-row>
              <table:table-row>
                <table:table-cell table:style-name="Tableau4.A2" office:value-type="string">
                  <text:p text:style-name="P2">Problèmes non résolus : 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initial-creator>Muriel GUILLOU</meta:initial-creator>
    <meta:creation-date>2019-11-04T15:44:00Z</meta:creation-date>
    <dc:date>2019-11-10T20:25:07.256000000</dc:date>
    <meta:editing-cycles>13</meta:editing-cycles>
    <meta:editing-duration>PT52M29S</meta:editing-duration>
    <meta:document-statistic meta:table-count="4" meta:image-count="0" meta:object-count="0" meta:page-count="1" meta:paragraph-count="28" meta:word-count="205" meta:character-count="1179" meta:non-whitespace-character-count="997"/>
    <meta:template xlink:type="simple" xlink:actuate="onRequest" xlink:title="" xlink:href="../F-R-3-Description_cas_utilisation_recettes-commentaires.odt/Normal"/>
  </office:meta>
</office:document-meta>
</file>